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2023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9.562072" calcext:value-type="float">
            <text:p>269.5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2023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120368" calcext:value-type="float">
            <text:p>268.1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2023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230352" calcext:value-type="float">
            <text:p>267.2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2023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190984" calcext:value-type="float">
            <text:p>266.19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2023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5.938" calcext:value-type="float">
            <text:p>265.9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2023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798048" calcext:value-type="float">
            <text:p>264.79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2023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816592" calcext:value-type="float">
            <text:p>263.81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2023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731248" calcext:value-type="float">
            <text:p>263.73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2023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447784" calcext:value-type="float">
            <text:p>263.44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202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447784" calcext:value-type="float">
            <text:p>263.44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2023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197592" calcext:value-type="float">
            <text:p>264.19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202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5758" calcext:value-type="float">
            <text:p>263.57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202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255504" calcext:value-type="float">
            <text:p>264.25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2022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0904" calcext:value-type="float">
            <text:p>266.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2021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56056" calcext:value-type="float">
            <text:p>263.5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2021-11-09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167112" calcext:value-type="float">
            <text:p>264.16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2019-11-22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832832" calcext:value-type="float">
            <text:p>271.8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2019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83716" calcext:value-type="float">
            <text:p>266.8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201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945608" calcext:value-type="float">
            <text:p>271.9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2018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521424" calcext:value-type="float">
            <text:p>273.5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2018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8.97076" calcext:value-type="float">
            <text:p>268.9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2017-11-01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3.4818" calcext:value-type="float">
            <text:p>273.4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2016-11-17 2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6.24024" calcext:value-type="float">
            <text:p>276.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2015-11-12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056848" calcext:value-type="float">
            <text:p>278.05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2014-11-05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10892" calcext:value-type="float">
            <text:p>277.1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2012-11-27 2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4.250384" calcext:value-type="float">
            <text:p>284.25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2011-11-29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191704" calcext:value-type="float">
            <text:p>287.19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2010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4.10408" calcext:value-type="float">
            <text:p>284.1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2009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4.402784" calcext:value-type="float">
            <text:p>284.40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2008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4.792928" calcext:value-type="float">
            <text:p>284.79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200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04796" calcext:value-type="float">
            <text:p>277.0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2007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306784" calcext:value-type="float">
            <text:p>278.30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2006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2.36672" calcext:value-type="float">
            <text:p>282.3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2005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47012" calcext:value-type="float">
            <text:p>271.4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200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98728" calcext:value-type="float">
            <text:p>263.9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2003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5768" calcext:value-type="float">
            <text:p>271.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2002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850864" calcext:value-type="float">
            <text:p>272.85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2001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73732" calcext:value-type="float">
            <text:p>275.73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2000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8.67864" calcext:value-type="float">
            <text:p>278.6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1999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7.752048" calcext:value-type="float">
            <text:p>277.7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1998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034" calcext:value-type="float">
            <text:p>272.0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1997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2.85952" calcext:value-type="float">
            <text:p>262.8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1996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8712" calcext:value-type="float">
            <text:p>264.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1995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6.3952" calcext:value-type="float">
            <text:p>266.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199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8816" calcext:value-type="float">
            <text:p>271.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199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5392" calcext:value-type="float">
            <text:p>275.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199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5.2344" calcext:value-type="float">
            <text:p>275.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199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3.1592" calcext:value-type="float">
            <text:p>283.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1991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4264" calcext:value-type="float">
            <text:p>287.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1990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084" calcext:value-type="float">
            <text:p>291.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1989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4368" calcext:value-type="float">
            <text:p>294.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198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9984" calcext:value-type="float">
            <text:p>291.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1987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7312" calcext:value-type="float">
            <text:p>287.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1986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4.6832" calcext:value-type="float">
            <text:p>284.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1980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8816" calcext:value-type="float">
            <text:p>271.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1978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1.5768" calcext:value-type="float">
            <text:p>271.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1977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036" calcext:value-type="float">
            <text:p>288.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1976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08" calcext:value-type="float">
            <text:p>259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1971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088" calcext:value-type="float">
            <text:p>184.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22612</text:p>
          </table:table-cell>
          <table:table-cell office:value-type="string" calcext:value-type="string">
            <text:p>1962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992" calcext:value-type="float">
            <text:p>184.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